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Stats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Load( int 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Health( int heal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MemLoad( int 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MonitorStats( int health , int load , int cpuload , int memload , int threadload , String host , String port , String protocol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nitorStats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Mem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Heal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Thread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Monitor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CpuLoad( int 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ThreadLoad( int 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setTimeStamp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Stats.getCpu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